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5598in"/>
    </style:style>
    <style:style style:name="co14" style:family="table-column">
      <style:table-column-properties fo:break-before="auto" style:column-width="3.0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0.6827in"/>
    </style:style>
    <style:style style:name="co6" style:family="table-column">
      <style:table-column-properties fo:break-before="auto" style:column-width="1.3571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0563in"/>
    </style:style>
    <style:style style:name="co9" style:family="table-column">
      <style:table-column-properties fo:break-before="auto" style:column-width="0.617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39in"/>
    </style:style>
    <style:style style:name="co12" style:family="table-column">
      <style:table-column-properties fo:break-before="auto" style:column-width="1.8602in"/>
    </style:style>
    <style:style style:name="co17" style:family="table-column">
      <style:table-column-properties fo:break-before="auto" style:column-width="2.6327in"/>
    </style:style>
    <style:style style:name="co18" style:family="table-column">
      <style:table-column-properties fo:break-before="auto" style:column-width="1.2516in"/>
    </style:style>
    <style:style style:name="co19" style:family="table-column">
      <style:table-column-properties fo:break-before="auto" style:column-width="1.2618in"/>
    </style:style>
    <style:style style:name="co20" style:family="table-column">
      <style:table-column-properties fo:break-before="auto" style:column-width="0.6984in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微软雅黑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2" style:family="graphic">
      <style:graphic-properties draw:stroke="solid" svg:stroke-width="0.0102in" svg:stroke-color="#000000" draw:marker-start="msArrowEnd_20_5" draw:marker-start-width="0.0827in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3" style:family="graphic">
      <style:graphic-properties draw:stroke="solid" svg:stroke-width="0.028in" svg:stroke-color="#000000" draw:stroke-linejoin="miter" svg:stroke-linecap="square" draw:fill="solid" draw:fill-color="#ff0000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2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1" office:value-type="string">
            <text:p>New item</text:p>
          </table:table-cell>
          <table:table-cell table:formula="of:=VLOOKUP([.A2];[$Dico.A$1:.B$9348];2;0)" office:value-type="float" office:value="0">
            <text:p>#N/A</text:p>
          </table:table-cell>
          <table:table-cell table:formula="of:=VLOOKUP([.A2];[$Dico.A$1:.C$9348];3;0)" office:value-type="float" office:value="0">
            <text:p>#N/A</text:p>
          </table:table-cell>
          <table:table-cell table:formula="of:=VLOOKUP([.A2];$menu.$#ref!$#REF!:#REF!#REF!;2;0)))))))))))" office:value-type="string" office:string-value="Err:508">
            <text:p>Err:508</text:p>
          </table:table-cell>
          <table:table-cell table:formula="of:=VLOOKUP([.A2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48];2;0)" office:value-type="float" office:value="0">
            <text:p>#N/A</text:p>
          </table:table-cell>
          <table:table-cell table:formula="of:=VLOOKUP([.A3];[$Dico.A$1:.C$9348];3;0)" office:value-type="float" office:value="0">
            <text:p>#N/A</text:p>
          </table:table-cell>
          <table:table-cell table:formula="of:=VLOOKUP([.A3];$menu.$#ref!$#REF!:#REF!#REF!;2;0)))))))))))" office:value-type="string" office:string-value="Err:508">
            <text:p>Err:508</text:p>
          </table:table-cell>
          <table:table-cell table:formula="of:=VLOOKUP([.A3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48];2;0)" office:value-type="float" office:value="0">
            <text:p>#N/A</text:p>
          </table:table-cell>
          <table:table-cell table:formula="of:=VLOOKUP([.A4];[$Dico.A$1:.C$9348];3;0)" office:value-type="float" office:value="0">
            <text:p>#N/A</text:p>
          </table:table-cell>
          <table:table-cell table:formula="of:=VLOOKUP([.A4];$menu.$#ref!$#REF!:#REF!#REF!;2;0)))))))))))" office:value-type="string" office:string-value="Err:508">
            <text:p>Err:508</text:p>
          </table:table-cell>
          <table:table-cell table:formula="of:=VLOOKUP([.A4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48];2;0)" office:value-type="float" office:value="0">
            <text:p>#N/A</text:p>
          </table:table-cell>
          <table:table-cell table:formula="of:=VLOOKUP([.A5];[$Dico.A$1:.C$9348];3;0)" office:value-type="float" office:value="0">
            <text:p>#N/A</text:p>
          </table:table-cell>
          <table:table-cell table:formula="of:=VLOOKUP([.A5];$menu.$#ref!$#REF!:#REF!#REF!;2;0)))))))))))" office:value-type="string" office:string-value="Err:508">
            <text:p>Err:508</text:p>
          </table:table-cell>
          <table:table-cell table:formula="of:=VLOOKUP([.A5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48];2;0)" office:value-type="float" office:value="0">
            <text:p>#N/A</text:p>
          </table:table-cell>
          <table:table-cell table:formula="of:=VLOOKUP([.A6];[$Dico.A$1:.C$9348];3;0)" office:value-type="float" office:value="0">
            <text:p>#N/A</text:p>
          </table:table-cell>
          <table:table-cell table:formula="of:=VLOOKUP([.A6];$menu.$#ref!$#REF!:#REF!#REF!;2;0)))))))))))" office:value-type="string" office:string-value="Err:508">
            <text:p>Err:508</text:p>
          </table:table-cell>
          <table:table-cell table:formula="of:=VLOOKUP([.A6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48];2;0)" office:value-type="float" office:value="0">
            <text:p>#N/A</text:p>
          </table:table-cell>
          <table:table-cell table:formula="of:=VLOOKUP([.A7];[$Dico.A$1:.C$9348];3;0)" office:value-type="float" office:value="0">
            <text:p>#N/A</text:p>
          </table:table-cell>
          <table:table-cell table:formula="of:=VLOOKUP([.A7];$menu.$#ref!$#REF!:#REF!#REF!;2;0)))))))))))" office:value-type="string" office:string-value="Err:508">
            <text:p>Err:508</text:p>
          </table:table-cell>
          <table:table-cell table:formula="of:=VLOOKUP([.A7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48];2;0)" office:value-type="float" office:value="0">
            <text:p>#N/A</text:p>
          </table:table-cell>
          <table:table-cell table:formula="of:=VLOOKUP([.A8];[$Dico.A$1:.C$9348];3;0)" office:value-type="float" office:value="0">
            <text:p>#N/A</text:p>
          </table:table-cell>
          <table:table-cell table:formula="of:=VLOOKUP([.A8];$menu.$#ref!$#REF!:#REF!#REF!;2;0)))))))))))" office:value-type="string" office:string-value="Err:508">
            <text:p>Err:508</text:p>
          </table:table-cell>
          <table:table-cell table:formula="of:=VLOOKUP([.A8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48];2;0)" office:value-type="float" office:value="0">
            <text:p>#N/A</text:p>
          </table:table-cell>
          <table:table-cell table:formula="of:=VLOOKUP([.A9];[$Dico.A$1:.C$9348];3;0)" office:value-type="float" office:value="0">
            <text:p>#N/A</text:p>
          </table:table-cell>
          <table:table-cell table:formula="of:=VLOOKUP([.A9];$menu.$#ref!$#REF!:#REF!#REF!;2;0)))))))))))" office:value-type="string" office:string-value="Err:508">
            <text:p>Err:508</text:p>
          </table:table-cell>
          <table:table-cell table:formula="of:=VLOOKUP([.A9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48];2;0)" office:value-type="float" office:value="0">
            <text:p>#N/A</text:p>
          </table:table-cell>
          <table:table-cell table:formula="of:=VLOOKUP([.A10];[$Dico.A$1:.C$9348];3;0)" office:value-type="float" office:value="0">
            <text:p>#N/A</text:p>
          </table:table-cell>
          <table:table-cell table:formula="of:=VLOOKUP([.A10];$menu.$#ref!$#REF!:#REF!#REF!;2;0)))))))))))" office:value-type="string" office:string-value="Err:508">
            <text:p>Err:508</text:p>
          </table:table-cell>
          <table:table-cell table:formula="of:=VLOOKUP([.A10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48];2;0)" office:value-type="float" office:value="0">
            <text:p>#N/A</text:p>
          </table:table-cell>
          <table:table-cell table:formula="of:=VLOOKUP([.A11];[$Dico.A$1:.C$9348];3;0)" office:value-type="float" office:value="0">
            <text:p>#N/A</text:p>
          </table:table-cell>
          <table:table-cell table:formula="of:=VLOOKUP([.A11];$menu.$#ref!$#REF!:#REF!#REF!;2;0)))))))))))" office:value-type="string" office:string-value="Err:508">
            <text:p>Err:508</text:p>
          </table:table-cell>
          <table:table-cell table:formula="of:=VLOOKUP([.A11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48];2;0)" office:value-type="float" office:value="0">
            <text:p>#N/A</text:p>
          </table:table-cell>
          <table:table-cell table:formula="of:=VLOOKUP([.A12];[$Dico.A$1:.C$9348];3;0)" office:value-type="float" office:value="0">
            <text:p>#N/A</text:p>
          </table:table-cell>
          <table:table-cell table:formula="of:=VLOOKUP([.A12];$menu.$#ref!$#REF!:#REF!#REF!;2;0)))))))))))" office:value-type="string" office:string-value="Err:508">
            <text:p>Err:508</text:p>
          </table:table-cell>
          <table:table-cell table:formula="of:=VLOOKUP([.A12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48];2;0)" office:value-type="float" office:value="0">
            <text:p>#N/A</text:p>
          </table:table-cell>
          <table:table-cell table:formula="of:=VLOOKUP([.A13];[$Dico.A$1:.C$9348];3;0)" office:value-type="float" office:value="0">
            <text:p>#N/A</text:p>
          </table:table-cell>
          <table:table-cell table:formula="of:=VLOOKUP([.A13];$menu.$#ref!$#REF!:#REF!#REF!;2;0)))))))))))" office:value-type="string" office:string-value="Err:508">
            <text:p>Err:508</text:p>
          </table:table-cell>
          <table:table-cell table:formula="of:=VLOOKUP([.A13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48];2;0)" office:value-type="float" office:value="0">
            <text:p>#N/A</text:p>
          </table:table-cell>
          <table:table-cell table:formula="of:=VLOOKUP([.A14];[$Dico.A$1:.C$9348];3;0)" office:value-type="float" office:value="0">
            <text:p>#N/A</text:p>
          </table:table-cell>
          <table:table-cell table:formula="of:=VLOOKUP([.A14];$menu.$#ref!$#REF!:#REF!#REF!;2;0)))))))))))" office:value-type="string" office:string-value="Err:508">
            <text:p>Err:508</text:p>
          </table:table-cell>
          <table:table-cell table:formula="of:=VLOOKUP([.A14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48];2;0)" office:value-type="float" office:value="0">
            <text:p>#N/A</text:p>
          </table:table-cell>
          <table:table-cell table:formula="of:=VLOOKUP([.A15];[$Dico.A$1:.C$9348];3;0)" office:value-type="float" office:value="0">
            <text:p>#N/A</text:p>
          </table:table-cell>
          <table:table-cell table:formula="of:=VLOOKUP([.A15];$menu.$#ref!$#REF!:#REF!#REF!;2;0)))))))))))" office:value-type="string" office:string-value="Err:508">
            <text:p>Err:508</text:p>
          </table:table-cell>
          <table:table-cell table:formula="of:=VLOOKUP([.A15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48];2;0)" office:value-type="float" office:value="0">
            <text:p>#N/A</text:p>
          </table:table-cell>
          <table:table-cell table:formula="of:=VLOOKUP([.A16];[$Dico.A$1:.C$9348];3;0)" office:value-type="float" office:value="0">
            <text:p>#N/A</text:p>
          </table:table-cell>
          <table:table-cell table:formula="of:=VLOOKUP([.A16];$menu.$#ref!$#REF!:#REF!#REF!;2;0)))))))))))" office:value-type="string" office:string-value="Err:508">
            <text:p>Err:508</text:p>
          </table:table-cell>
          <table:table-cell table:formula="of:=VLOOKUP([.A16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48];2;0)" office:value-type="float" office:value="0">
            <text:p>#N/A</text:p>
          </table:table-cell>
          <table:table-cell table:formula="of:=VLOOKUP([.A17];[$Dico.A$1:.C$9348];3;0)" office:value-type="float" office:value="0">
            <text:p>#N/A</text:p>
          </table:table-cell>
          <table:table-cell table:formula="of:=VLOOKUP([.A17];$menu.$#ref!$#REF!:#REF!#REF!;2;0)))))))))))" office:value-type="string" office:string-value="Err:508">
            <text:p>Err:508</text:p>
          </table:table-cell>
          <table:table-cell table:formula="of:=VLOOKUP([.A17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48];2;0)" office:value-type="float" office:value="0">
            <text:p>#N/A</text:p>
          </table:table-cell>
          <table:table-cell table:formula="of:=VLOOKUP([.A18];[$Dico.A$1:.C$9348];3;0)" office:value-type="float" office:value="0">
            <text:p>#N/A</text:p>
          </table:table-cell>
          <table:table-cell table:formula="of:=VLOOKUP([.A18];$menu.$#ref!$#REF!:#REF!#REF!;2;0)))))))))))" office:value-type="string" office:string-value="Err:508">
            <text:p>Err:508</text:p>
          </table:table-cell>
          <table:table-cell table:formula="of:=VLOOKUP([.A18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48];2;0)" office:value-type="float" office:value="0">
            <text:p>#N/A</text:p>
          </table:table-cell>
          <table:table-cell table:formula="of:=VLOOKUP([.A19];[$Dico.A$1:.C$9348];3;0)" office:value-type="float" office:value="0">
            <text:p>#N/A</text:p>
          </table:table-cell>
          <table:table-cell table:formula="of:=VLOOKUP([.A19];$menu.$#ref!$#REF!:#REF!#REF!;2;0)))))))))))" office:value-type="string" office:string-value="Err:508">
            <text:p>Err:508</text:p>
          </table:table-cell>
          <table:table-cell table:formula="of:=VLOOKUP([.A19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48];2;0)" office:value-type="float" office:value="0">
            <text:p>#N/A</text:p>
          </table:table-cell>
          <table:table-cell table:formula="of:=VLOOKUP([.A20];[$Dico.A$1:.C$9348];3;0)" office:value-type="float" office:value="0">
            <text:p>#N/A</text:p>
          </table:table-cell>
          <table:table-cell table:formula="of:=VLOOKUP([.A20];$menu.$#ref!$#REF!:#REF!#REF!;2;0)))))))))))" office:value-type="string" office:string-value="Err:508">
            <text:p>Err:508</text:p>
          </table:table-cell>
          <table:table-cell table:formula="of:=VLOOKUP([.A20];$menu.$#ref!$#REF!:#REF!#REF!;3;0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48];2;0)" office:value-type="float" office:value="0">
            <text:p>#N/A</text:p>
          </table:table-cell>
          <table:table-cell table:formula="of:=VLOOKUP([.A21];[$Dico.A$1:.C$9348];3;0)" office:value-type="float" office:value="0">
            <text:p>#N/A</text:p>
          </table:table-cell>
          <table:table-cell table:formula="of:=VLOOKUP([.A21];$menu.$#ref!$#REF!:#REF!#REF!;2;0)))))))))))" office:value-type="string" office:string-value="Err:508">
            <text:p>Err:508</text:p>
          </table:table-cell>
          <table:table-cell table:formula="of:=VLOOKUP([.A21];$menu.$#ref!$#REF!:#REF!#REF!;3;0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23"/>
        <table:table-column table:style-name="co20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9" office:value-type="string">
            <text:p>English</text:p>
          </table:table-cell>
          <table:table-cell table:style-name="ce22" office:value-type="string">
            <text:p>Chinese</text:p>
          </table:table-cell>
          <table:table-cell table:number-columns-repeated="251"/>
        </table:table-row>
        <table:table-row table:style-name="ro2">
          <table:table-cell office:value-type="string">
            <text:p>Account not in Phonebook</text:p>
          </table:table-cell>
          <table:table-cell office:value-type="string">
            <text:p>account does not exist in Phonebook</text:p>
          </table:table-cell>
          <table:table-cell office:value-type="string">
            <text:p>Phonebook里没有此帐户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 not in Phonebook&quot; xml:space=&quot;preserve&quot;&gt; &lt;value&gt;account does not exist in Phonebook&lt;/value&gt; &lt;/data&gt;">
            <text:p><text:s text:c="2"/>&lt;data name="Account not in Phonebook" xml:space="preserve"&gt; &lt;value&gt;account does not exist in Phonebook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 not in Phonebook&quot; xml:space=&quot;preserve&quot;&gt; &lt;value&gt;Phonebook里没有此帐户&lt;/value&gt; &lt;/data&gt;">
            <text:p><text:s text:c="2"/>&lt;data name="Account not in Phonebook" xml:space="preserve"&gt; &lt;value&gt;Phonebook里没有此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加入此车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加入此车&lt;/value&gt; &lt;/data&gt;">
            <text:p><text:s text:c="2"/>&lt;data name="Added to car" xml:space="preserve"&gt; &lt;value&gt;加入此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早在这辆车里啦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早在这辆车里啦&lt;/value&gt; &lt;/data&gt;">
            <text:p><text:s text:c="2"/>&lt;data name="Already in car" xml:space="preserve"&gt; &lt;value&gt;早在这辆车里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交通信息分享-Commute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pplication name&quot; xml:space=&quot;preserve&quot;&gt; &lt;value&gt;交通信息分享-Commute&lt;/value&gt; &lt;/data&gt;">
            <text:p><text:s text:c="2"/>&lt;data name="Application name" xml:space="preserve"&gt; &lt;value&gt;交通信息分享-Comm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office:value-type="string">
            <text:p>Cancel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office:value-type="string">
            <text:p>Connection agenda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您现在是这辆车的司机啦，小心驾驶哦！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Driver created&quot; xml:space=&quot;preserve&quot;&gt; &lt;value&gt;您现在是这辆车的司机啦，小心驾驶哦！&lt;/value&gt; &lt;/data&gt;">
            <text:p><text:s text:c="2"/>&lt;data name="Driver created" xml:space="preserve"&gt; &lt;value&gt;您现在是这辆车的司机啦，小心驾驶哦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司机已经被移除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Driver deleted&quot; xml:space=&quot;preserve&quot;&gt; &lt;value&gt;司机已经被移除&lt;/value&gt; &lt;/data&gt;">
            <text:p><text:s text:c="2"/>&lt;data name="Driver deleted" xml:space="preserve"&gt; &lt;value&gt;司机已经被移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table:style-name="ce21" office:value-type="string">
            <text:p>您早就是这辆车的司机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for this connection&quot; xml:space=&quot;preserve&quot;&gt; &lt;value&gt;您早就是这辆车的司机&lt;/value&gt; &lt;/data&gt;">
            <text:p><text:s text:c="2"/>&lt;data name="Driver for this connection" xml:space="preserve"&gt; &lt;value&gt;您早就是这辆车的司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table:style-name="ce21" office:value-type="string">
            <text:p>您是这辆车的司机，不是乘客啊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not passenger&quot; xml:space=&quot;preserve&quot;&gt; &lt;value&gt;您是这辆车的司机，不是乘客啊&lt;/value&gt; &lt;/data&gt;">
            <text:p><text:s text:c="2"/>&lt;data name="Driver not passenger" xml:space="preserve"&gt; &lt;value&gt;您是这辆车的司机，不是乘客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table:style-name="ce21" office:value-type="string">
            <text:p>您现在是这辆车的司机啦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updated&quot; xml:space=&quot;preserve&quot;&gt; &lt;value&gt;您现在是这辆车的司机啦&lt;/value&gt; &lt;/data&gt;">
            <text:p><text:s text:c="2"/>&lt;data name="Driver updated" xml:space="preserve"&gt; &lt;value&gt;您现在是这辆车的司机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没有找到呢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Connection not found&quot; xml:space=&quot;preserve&quot;&gt; &lt;value&gt;没有找到呢&lt;/value&gt; &lt;/data&gt;">
            <text:p><text:s text:c="2"/>&lt;data name="Connection not found" xml:space="preserve"&gt; &lt;value&gt;没有找到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数据错误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Error database access&quot; xml:space=&quot;preserve&quot;&gt; &lt;value&gt;数据错误&lt;/value&gt; &lt;/data&gt;">
            <text:p><text:s text:c="2"/>&lt;data name="Error database access" xml:space="preserve"&gt; &lt;value&gt;数据错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从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From&quot; xml:space=&quot;preserve&quot;&gt; &lt;value&gt;从&lt;/value&gt; &lt;/data&gt;">
            <text:p><text:s text:c="2"/>&lt;data name="From" xml:space="preserve"&gt; &lt;value&gt;从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起点和终点不能相同啊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Location are the same&quot; xml:space=&quot;preserve&quot;&gt; &lt;value&gt;起点和终点不能相同啊&lt;/value&gt; &lt;/data&gt;">
            <text:p><text:s text:c="2"/>&lt;data name="Location are the same" xml:space="preserve"&gt; &lt;value&gt;起点和终点不能相同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create</text:p>
          </table:table-cell>
          <table:table-cell table:number-columns-repeated="2" office:value-type="string">
            <text:p>Create new location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office:value-type="string">
            <text:p>Location name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update</text:p>
          </table:table-cell>
          <table:table-cell table:number-columns-repeated="2" office:value-type="string">
            <text:p>Update location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type</text:p>
          </table:table-cell>
          <table:table-cell table:number-columns-repeated="2" office:value-type="string">
            <text:p>Type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Mandatory</text:p>
          </table:table-cell>
          <table:table-cell table:number-columns-repeated="2" office:value-type="string">
            <text:p>This field is mandatory</text:p>
          </table:table-cell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记录不存在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No record&quot; xml:space=&quot;preserve&quot;&gt; &lt;value&gt;记录不存在&lt;/value&gt; &lt;/data&gt;">
            <text:p><text:s text:c="2"/>&lt;data name="No record" xml:space="preserve"&gt; &lt;value&gt;记录不存在&lt;/value&gt; &lt;/data&gt;</text:p>
          </table:table-cell>
          <table:table-cell table:number-columns-repeated="251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不坐这辆车啦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Removed from car&quot; xml:space=&quot;preserve&quot;&gt; &lt;value&gt;不坐这辆车啦&lt;/value&gt; &lt;/data&gt;">
            <text:p><text:s text:c="2"/>&lt;data name="Removed from car" xml:space="preserve"&gt; &lt;value&gt;不坐这辆车啦&lt;/value&gt; &lt;/data&gt;</text:p>
          </table:table-cell>
          <table:table-cell table:style-name="ce6" office:value-type="string">
            <text:p><text:s/></text:p>
            <draw:custom-shape table:end-cell-address="Dico.L37" table:end-x="0.4787in" table:end-y="0.1079in" draw:z-index="0" draw:name="Rectangle 66" draw:style-name="gr3" draw:text-style-name="P4" svg:width="4.452in" svg:height="2.4189in" svg:x="0.2028in" svg:y="0.1591in">
              <text:p text:style-name="P2"><text:span text:style-name="T7">All messages should have a note explaining in detail the meaning of the message.</text:span></text:p>
              <text:p text:style-name="P2"><text:span text:style-name="T7">All the note should have the same size. To achieve this you copy the cell from another l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50"/>
        </table:table-row>
        <table:table-row table:style-name="ro2">
          <table:table-cell table:number-columns-repeated="3" office:value-type="string">
            <text:p>Save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请选择最大载客数量 (不包括司机啊)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Specify seat in car&quot; xml:space=&quot;preserve&quot;&gt; &lt;value&gt;请选择最大载客数量 (不包括司机啊)&lt;/value&gt; &lt;/data&gt;">
            <text:p><text:s text:c="2"/>&lt;data name="Specify seat in car" xml:space="preserve"&gt; &lt;value&gt;请选择最大载客数量 (不包括司机啊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更新时间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Time updated&quot; xml:space=&quot;preserve&quot;&gt; &lt;value&gt;更新时间&lt;/value&gt; &lt;/data&gt;">
            <text:p><text:s text:c="2"/>&lt;data name="Time updated" xml:space="preserve"&gt; &lt;value&gt;更新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到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To&quot; xml:space=&quot;preserve&quot;&gt; &lt;value&gt;到&lt;/value&gt; &lt;/data&gt;">
            <text:p><text:s text:c="2"/>&lt;data name="To" xml:space="preserve"&gt; &lt;value&gt;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28]" office:value-type="string" office:string-value="&lt;/root&gt;">
            <text:p>&lt;/root&gt;</text:p>
          </table:table-cell>
          <table:table-cell table:number-columns-repeated="251"/>
        </table:table-row>
        <table:table-row table:style-name="ro2" table:number-rows-repeated="1047891">
          <table:table-cell table:number-columns-repeated="256"/>
        </table:table-row>
        <table:table-row table:style-name="ro4" table:number-rows-repeated="65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enu" table:style-name="ta3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9" office:value-type="string">
            <text:p>English</text:p>
          </table:table-cell>
          <table:table-cell table:style-name="ce9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2" office:value-type="string">
            <text:p>Attribute</text:p>
          </table:table-cell>
          <table:table-cell table:style-name="ce12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2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</text:p>
          </table:table-cell>
          <table:table-cell table:number-columns-repeated="2" table:style-name="ce13" office:value-type="string">
            <text:p>Manage attributes</text:p>
          </table:table-cell>
          <table:table-cell table:style-name="ce13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3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Attribute</text:p>
          </table:table-cell>
          <table:table-cell table:style-name="ce14" office:value-type="string">
            <text:p>属性计算</text:p>
          </table:table-cell>
          <table:table-cell table:style-name="ce12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2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calculated</text:p>
          </table:table-cell>
          <table:table-cell table:style-name="ce13" office:value-type="string">
            <text:p>Manage attributes</text:p>
          </table:table-cell>
          <table:table-cell table:style-name="ce15" office:value-type="string">
            <text:p>管理属性计算</text:p>
          </table:table-cell>
          <table:table-cell table:style-name="ce13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3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in template</text:p>
          </table:table-cell>
          <table:table-cell table:style-name="ce12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2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in template</text:p>
          </table:table-cell>
          <table:table-cell table:number-columns-repeated="2" table:style-name="ce13" office:value-type="string">
            <text:p>Assign attributes to template</text:p>
          </table:table-cell>
          <table:table-cell table:style-name="ce13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3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LOV</text:p>
          </table:table-cell>
          <table:table-cell table:style-name="ce12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2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LOV</text:p>
          </table:table-cell>
          <table:table-cell table:number-columns-repeated="2" table:style-name="ce13" office:value-type="string">
            <text:p>Manage LOV for attributes</text:p>
          </table:table-cell>
          <table:table-cell table:style-name="ce13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3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LOV value</text:p>
          </table:table-cell>
          <table:table-cell table:style-name="ce12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2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LOV value</text:p>
          </table:table-cell>
          <table:table-cell table:number-columns-repeated="2" table:style-name="ce13" office:value-type="string">
            <text:p>Manage value for attribute LOV</text:p>
          </table:table-cell>
          <table:table-cell table:style-name="ce13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3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object</text:p>
          </table:table-cell>
          <table:table-cell table:style-name="ce12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2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object</text:p>
          </table:table-cell>
          <table:table-cell table:number-columns-repeated="2" table:style-name="ce13" office:value-type="string">
            <text:p>Manage attribute value for various object</text:p>
          </table:table-cell>
          <table:table-cell table:style-name="ce13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3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style-name="ce12" office:value-type="string">
            <text:p>Template</text:p>
          </table:table-cell>
          <table:table-cell table:style-name="ce12" office:value-type="string">
            <text:p>Attribute template</text:p>
          </table:table-cell>
          <table:table-cell table:style-name="ce12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2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template</text:p>
          </table:table-cell>
          <table:table-cell table:number-columns-repeated="2" table:style-name="ce13" office:value-type="string">
            <text:p>Manage template for attributes</text:p>
          </table:table-cell>
          <table:table-cell table:style-name="ce13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3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Template object</text:p>
          </table:table-cell>
          <table:table-cell table:style-name="ce12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2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template object</text:p>
          </table:table-cell>
          <table:table-cell table:number-columns-repeated="2" table:style-name="ce13" office:value-type="string">
            <text:p>Assign template to objects</text:p>
          </table:table-cell>
          <table:table-cell table:style-name="ce13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3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dministration</text:p>
          </table:table-cell>
          <table:table-cell table:style-name="ce14" office:value-type="string">
            <text:p>管理</text:p>
          </table:table-cell>
          <table:table-cell table:style-name="ce12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2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dministration</text:p>
          </table:table-cell>
          <table:table-cell table:style-name="ce13" office:value-type="string">
            <text:p>Administration for decoraing company</text:p>
          </table:table-cell>
          <table:table-cell table:style-name="ce15" office:value-type="string">
            <text:p>管理装潢中心</text:p>
          </table:table-cell>
          <table:table-cell table:style-name="ce13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3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udit</text:p>
          </table:table-cell>
          <table:table-cell table:style-name="ce14" office:value-type="string">
            <text:p>审计</text:p>
          </table:table-cell>
          <table:table-cell table:style-name="ce12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2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Audit</text:p>
          </table:table-cell>
          <table:table-cell table:style-name="ce13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3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udit review</text:p>
          </table:table-cell>
          <table:table-cell table:style-name="ce14" office:value-type="string">
            <text:p>审计报表</text:p>
          </table:table-cell>
          <table:table-cell table:style-name="ce12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2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udit review</text:p>
          </table:table-cell>
          <table:table-cell table:style-name="ce13" office:value-type="string">
            <text:p>Audit result</text:p>
          </table:table-cell>
          <table:table-cell table:style-name="ce13" office:value-type="string">
            <text:p>Audit</text:p>
          </table:table-cell>
          <table:table-cell table:style-name="ce13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3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2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Bin transfer</text:p>
          </table:table-cell>
          <table:table-cell table:style-name="ce15" office:value-type="string">
            <text:p>位置调整</text:p>
          </table:table-cell>
          <table:table-cell table:style-name="ce13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3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2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Budget</text:p>
          </table:table-cell>
          <table:table-cell table:style-name="ce15" office:value-type="string">
            <text:p>预算</text:p>
          </table:table-cell>
          <table:table-cell table:style-name="ce13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3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惩项目</text:p>
          </table:table-cell>
          <table:table-cell table:style-name="ce12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2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Bonus malus</text:p>
          </table:table-cell>
          <table:table-cell table:style-name="ce13" office:value-type="string">
            <text:p>Rewards &amp;amp; fines</text:p>
          </table:table-cell>
          <table:table-cell table:style-name="ce15" office:value-type="string">
            <text:p>奖金罚款及物料消耗</text:p>
          </table:table-cell>
          <table:table-cell table:style-name="ce13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3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history</text:p>
          </table:table-cell>
          <table:table-cell table:style-name="ce14" office:value-type="string">
            <text:p>电话历史记录</text:p>
          </table:table-cell>
          <table:table-cell table:style-name="ce12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2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ll history</text:p>
          </table:table-cell>
          <table:table-cell table:style-name="ce13" office:value-type="string">
            <text:p>View call history</text:p>
          </table:table-cell>
          <table:table-cell table:style-name="ce15" office:value-type="string">
            <text:p>查看电话历史记录</text:p>
          </table:table-cell>
          <table:table-cell table:style-name="ce13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3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电话列表</text:p>
          </table:table-cell>
          <table:table-cell table:style-name="ce12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2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Call list</text:p>
          </table:table-cell>
          <table:table-cell table:style-name="ce15" office:value-type="string">
            <text:p>管理电话列表</text:p>
          </table:table-cell>
          <table:table-cell table:style-name="ce13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3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sh transfer</text:p>
          </table:table-cell>
          <table:table-cell table:style-name="ce14" office:value-type="string">
            <text:p>现金转移</text:p>
          </table:table-cell>
          <table:table-cell table:style-name="ce12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2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sh transfer</text:p>
          </table:table-cell>
          <table:table-cell table:style-name="ce13" office:value-type="string">
            <text:p>Register a cash transfer</text:p>
          </table:table-cell>
          <table:table-cell table:style-name="ce15" office:value-type="string">
            <text:p>纪录现金转移</text:p>
          </table:table-cell>
          <table:table-cell table:style-name="ce13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3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shier control</text:p>
          </table:table-cell>
          <table:table-cell table:style-name="ce14" office:value-type="string">
            <text:p>收银审核</text:p>
          </table:table-cell>
          <table:table-cell table:style-name="ce12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2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shier control</text:p>
          </table:table-cell>
          <table:table-cell table:style-name="ce13" office:value-type="string">
            <text:p>Validate cashier day</text:p>
          </table:table-cell>
          <table:table-cell table:style-name="ce15" office:value-type="string">
            <text:p>验证收银员金额</text:p>
          </table:table-cell>
          <table:table-cell table:style-name="ce13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3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D prospect</text:p>
          </table:table-cell>
          <table:table-cell table:style-name="ce14" office:value-type="string">
            <text:p>社区潜在顾客</text:p>
          </table:table-cell>
          <table:table-cell table:style-name="ce12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2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D prospect</text:p>
          </table:table-cell>
          <table:table-cell table:style-name="ce13" office:value-type="string">
            <text:p>Manage CD prospect</text:p>
          </table:table-cell>
          <table:table-cell table:style-name="ce15" office:value-type="string">
            <text:p>管理社区潜在顾客</text:p>
          </table:table-cell>
          <table:table-cell table:style-name="ce13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3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 follow-up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2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 follow-up</text:p>
          </table:table-cell>
          <table:table-cell table:style-name="ce13" office:value-type="string">
            <text:p>Monitor customer orders</text:p>
          </table:table-cell>
          <table:table-cell table:style-name="ce15" office:value-type="string">
            <text:p>订单管理</text:p>
          </table:table-cell>
          <table:table-cell table:style-name="ce13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3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llection</text:p>
          </table:table-cell>
          <table:table-cell table:style-name="ce14" office:value-type="string">
            <text:p>商品系列</text:p>
          </table:table-cell>
          <table:table-cell table:style-name="ce12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2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llection</text:p>
          </table:table-cell>
          <table:table-cell table:style-name="ce13" office:value-type="string">
            <text:p>Manage collection</text:p>
          </table:table-cell>
          <table:table-cell table:style-name="ce15" office:value-type="string">
            <text:p>管理商品系列</text:p>
          </table:table-cell>
          <table:table-cell table:style-name="ce13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3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mmunity</text:p>
          </table:table-cell>
          <table:table-cell table:style-name="ce14" office:value-type="string">
            <text:p>社区</text:p>
          </table:table-cell>
          <table:table-cell table:style-name="ce12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2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mmunity</text:p>
          </table:table-cell>
          <table:table-cell table:style-name="ce13" office:value-type="string">
            <text:p>Manage community</text:p>
          </table:table-cell>
          <table:table-cell table:style-name="ce15" office:value-type="string">
            <text:p>管理社区</text:p>
          </table:table-cell>
          <table:table-cell table:style-name="ce13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3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ntrol</text:p>
          </table:table-cell>
          <table:table-cell table:style-name="ce14" office:value-type="string">
            <text:p>控制</text:p>
          </table:table-cell>
          <table:table-cell table:style-name="ce12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2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</text:p>
          </table:table-cell>
          <table:table-cell table:style-name="ce13" office:value-type="string">
            <text:p>Update address stock count quantities after address control</text:p>
          </table:table-cell>
          <table:table-cell table:style-name="ce13" office:value-type="string">
            <text:p>Control</text:p>
          </table:table-cell>
          <table:table-cell table:style-name="ce13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3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Control</text:p>
          </table:table-cell>
          <table:table-cell table:style-name="ce12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2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 board</text:p>
          </table:table-cell>
          <table:table-cell table:number-columns-repeated="2" table:style-name="ce13" office:value-type="string">
            <text:p>Production control</text:p>
          </table:table-cell>
          <table:table-cell table:style-name="ce13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3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list</text:p>
          </table:table-cell>
          <table:table-cell table:style-name="ce12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2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 list</text:p>
          </table:table-cell>
          <table:table-cell table:number-columns-repeated="2" table:style-name="ce13" office:value-type="string">
            <text:p>Define list of exploitation controls</text:p>
          </table:table-cell>
          <table:table-cell table:style-name="ce13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3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ntrol sheet</text:p>
          </table:table-cell>
          <table:table-cell table:style-name="ce14" office:value-type="string">
            <text:p>控制表</text:p>
          </table:table-cell>
          <table:table-cell table:style-name="ce12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2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ntrol sheet</text:p>
          </table:table-cell>
          <table:table-cell table:style-name="ce13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3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unt</text:p>
          </table:table-cell>
          <table:table-cell table:style-name="ce14" office:value-type="string">
            <text:p>初盘</text:p>
          </table:table-cell>
          <table:table-cell table:style-name="ce12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2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unt</text:p>
          </table:table-cell>
          <table:table-cell table:style-name="ce13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3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unt sheet</text:p>
          </table:table-cell>
          <table:table-cell table:style-name="ce14" office:value-type="string">
            <text:p>盘点表</text:p>
          </table:table-cell>
          <table:table-cell table:style-name="ce12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2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unt sheet</text:p>
          </table:table-cell>
          <table:table-cell table:style-name="ce13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3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</text:p>
          </table:table-cell>
          <table:table-cell table:style-name="ce14" office:value-type="string">
            <text:p>顾客</text:p>
          </table:table-cell>
          <table:table-cell table:style-name="ce12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2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</text:p>
          </table:table-cell>
          <table:table-cell table:style-name="ce13" office:value-type="string">
            <text:p>View, select, update customers</text:p>
          </table:table-cell>
          <table:table-cell table:style-name="ce15" office:value-type="string">
            <text:p>查看<text:span text:style-name="T3">,</text:span><text:span text:style-name="T4">选择</text:span><text:span text:style-name="T3">,</text:span><text:span text:style-name="T4">更新顾客信息</text:span></text:p>
          </table:table-cell>
          <table:table-cell table:style-name="ce13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3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 order</text:p>
          </table:table-cell>
          <table:table-cell table:style-name="ce14" office:value-type="string">
            <text:p>顾客订单</text:p>
          </table:table-cell>
          <table:table-cell table:style-name="ce12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2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 order</text:p>
          </table:table-cell>
          <table:table-cell table:style-name="ce13" office:value-type="string">
            <text:p>Create customer order</text:p>
          </table:table-cell>
          <table:table-cell table:style-name="ce15" office:value-type="string">
            <text:p>创建顾客订单</text:p>
          </table:table-cell>
          <table:table-cell table:style-name="ce13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3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 poll</text:p>
          </table:table-cell>
          <table:table-cell table:style-name="ce14" office:value-type="string">
            <text:p>顾客调查</text:p>
          </table:table-cell>
          <table:table-cell table:style-name="ce12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2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 poll</text:p>
          </table:table-cell>
          <table:table-cell table:style-name="ce13" office:value-type="string">
            <text:p>Select customer to make poll</text:p>
          </table:table-cell>
          <table:table-cell table:style-name="ce16" office:value-type="string">
            <text:p>选择顾客做调查</text:p>
          </table:table-cell>
          <table:table-cell table:style-name="ce13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3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style-name="ce12" office:value-type="string">
            <text:p>Cashier end of day</text:p>
          </table:table-cell>
          <table:table-cell table:style-name="ce14" office:value-type="string">
            <text:p>收银员结账</text:p>
          </table:table-cell>
          <table:table-cell table:style-name="ce12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2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aily mop</text:p>
          </table:table-cell>
          <table:table-cell table:number-columns-repeated="2" table:style-name="ce13" office:value-type="string">
            <text:p>Cashier confirm amount of MOP received today</text:p>
          </table:table-cell>
          <table:table-cell table:style-name="ce13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3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corating</text:p>
          </table:table-cell>
          <table:table-cell table:style-name="ce14" office:value-type="string">
            <text:p>装潢</text:p>
          </table:table-cell>
          <table:table-cell table:style-name="ce12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2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corating</text:p>
          </table:table-cell>
          <table:table-cell table:style-name="ce13" office:value-type="string">
            <text:p>Decorating company parameters</text:p>
          </table:table-cell>
          <table:table-cell table:style-name="ce15" office:value-type="string">
            <text:p>装潢中心选项</text:p>
          </table:table-cell>
          <table:table-cell table:style-name="ce13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3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fault value</text:p>
          </table:table-cell>
          <table:table-cell table:style-name="ce14" office:value-type="string">
            <text:p>默认值</text:p>
          </table:table-cell>
          <table:table-cell table:style-name="ce12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2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fault value</text:p>
          </table:table-cell>
          <table:table-cell table:style-name="ce13" office:value-type="string">
            <text:p>Set default value</text:p>
          </table:table-cell>
          <table:table-cell table:style-name="ce15" office:value-type="string">
            <text:p>定义默认值</text:p>
          </table:table-cell>
          <table:table-cell table:style-name="ce13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3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livery</text:p>
          </table:table-cell>
          <table:table-cell table:style-name="ce14" office:value-type="string">
            <text:p>送货</text:p>
          </table:table-cell>
          <table:table-cell table:style-name="ce12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2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livery</text:p>
          </table:table-cell>
          <table:table-cell table:style-name="ce13" office:value-type="string">
            <text:p>Project delivery and project life</text:p>
          </table:table-cell>
          <table:table-cell table:style-name="ce15" office:value-type="string">
            <text:p>项目送货和项目管理</text:p>
          </table:table-cell>
          <table:table-cell table:style-name="ce13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3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iscount</text:p>
          </table:table-cell>
          <table:table-cell table:style-name="ce14" office:value-type="string">
            <text:p>折扣</text:p>
          </table:table-cell>
          <table:table-cell table:style-name="ce12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2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iscount</text:p>
          </table:table-cell>
          <table:table-cell table:style-name="ce13" office:value-type="string">
            <text:p>View supplier with discount</text:p>
          </table:table-cell>
          <table:table-cell table:style-name="ce15" office:value-type="string">
            <text:p>查看带折扣的厂家</text:p>
          </table:table-cell>
          <table:table-cell table:style-name="ce13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3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Entity switch</text:p>
          </table:table-cell>
          <table:table-cell table:style-name="ce17" office:value-type="string">
            <text:p>切换区域</text:p>
          </table:table-cell>
          <table:table-cell table:style-name="ce12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2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Entity switch</text:p>
          </table:table-cell>
          <table:table-cell table:style-name="ce13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3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2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mily</text:p>
          </table:table-cell>
          <table:table-cell table:style-name="ce13" office:value-type="string">
            <text:p>Manage family</text:p>
          </table:table-cell>
          <table:table-cell table:style-name="ce15" office:value-type="string">
            <text:p>品类</text:p>
          </table:table-cell>
          <table:table-cell table:style-name="ce13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3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mily selector</text:p>
          </table:table-cell>
          <table:table-cell table:style-name="ce14" office:value-type="string">
            <text:p>品类选择</text:p>
          </table:table-cell>
          <table:table-cell table:style-name="ce12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2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mily selector</text:p>
          </table:table-cell>
          <table:table-cell table:style-name="ce13" office:value-type="string">
            <text:p>Defined selector for families</text:p>
          </table:table-cell>
          <table:table-cell table:style-name="ce15" office:value-type="string">
            <text:p>定义品类选择</text:p>
          </table:table-cell>
          <table:table-cell table:style-name="ce13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3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2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Financial</text:p>
          </table:table-cell>
          <table:table-cell table:style-name="ce15" office:value-type="string">
            <text:p>财务</text:p>
          </table:table-cell>
          <table:table-cell table:style-name="ce13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3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Hand replenishment</text:p>
          </table:table-cell>
          <table:table-cell table:style-name="ce14" office:value-type="string">
            <text:p>手工补货</text:p>
          </table:table-cell>
          <table:table-cell table:style-name="ce12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2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Hand replenishment</text:p>
          </table:table-cell>
          <table:table-cell table:style-name="ce13" office:value-type="string">
            <text:p>Hand replenishment creation</text:p>
          </table:table-cell>
          <table:table-cell table:style-name="ce15" office:value-type="string">
            <text:p>创建手工补货</text:p>
          </table:table-cell>
          <table:table-cell table:style-name="ce13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3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ctory order</text:p>
          </table:table-cell>
          <table:table-cell table:style-name="ce14" office:value-type="string">
            <text:p>进口工厂商品订单</text:p>
          </table:table-cell>
          <table:table-cell table:style-name="ce12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2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ctory order</text:p>
          </table:table-cell>
          <table:table-cell table:style-name="ce13" office:value-type="string">
            <text:p>Update factory order</text:p>
          </table:table-cell>
          <table:table-cell table:style-name="ce15" office:value-type="string">
            <text:p>更新进口工厂商品订单</text:p>
          </table:table-cell>
          <table:table-cell table:style-name="ce13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3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ctory order fee</text:p>
          </table:table-cell>
          <table:table-cell table:style-name="ce14" office:value-type="string">
            <text:p>进口工厂商品订单费用</text:p>
          </table:table-cell>
          <table:table-cell table:style-name="ce12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2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ctory order fee</text:p>
          </table:table-cell>
          <table:table-cell table:style-name="ce13" office:value-type="string">
            <text:p>Update factory order fee</text:p>
          </table:table-cell>
          <table:table-cell table:style-name="ce15" office:value-type="string">
            <text:p>更新进口工厂商品订单费用</text:p>
          </table:table-cell>
          <table:table-cell table:style-name="ce13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3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Invoice matching</text:p>
          </table:table-cell>
          <table:table-cell table:style-name="ce16" office:value-type="string">
            <text:p>发票匹配</text:p>
          </table:table-cell>
          <table:table-cell table:style-name="ce13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3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Item</text:p>
          </table:table-cell>
          <table:table-cell table:style-name="ce14" office:value-type="string">
            <text:p>商品</text:p>
          </table:table-cell>
          <table:table-cell table:style-name="ce12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2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edit</text:p>
          </table:table-cell>
          <table:table-cell table:style-name="ce13" office:value-type="string">
            <text:p>Manages items</text:p>
          </table:table-cell>
          <table:table-cell table:style-name="ce15" office:value-type="string">
            <text:p>管理商品</text:p>
          </table:table-cell>
          <table:table-cell table:style-name="ce13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3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Label settings</text:p>
          </table:table-cell>
          <table:table-cell table:style-name="ce14" office:value-type="string">
            <text:p>价签设置</text:p>
          </table:table-cell>
          <table:table-cell table:style-name="ce12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2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label</text:p>
          </table:table-cell>
          <table:table-cell table:style-name="ce13" office:value-type="string">
            <text:p>Set label size and facing</text:p>
          </table:table-cell>
          <table:table-cell table:style-name="ce15" office:value-type="string">
            <text:p>设置价签尺寸和排面</text:p>
          </table:table-cell>
          <table:table-cell table:style-name="ce13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3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2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Item mass change</text:p>
          </table:table-cell>
          <table:table-cell table:style-name="ce15" office:value-type="string">
            <text:p>商品更新</text:p>
          </table:table-cell>
          <table:table-cell table:style-name="ce13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3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picture</text:p>
          </table:table-cell>
          <table:table-cell table:style-name="ce14" office:value-type="string">
            <text:p>商品照片</text:p>
          </table:table-cell>
          <table:table-cell table:style-name="ce12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2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picture</text:p>
          </table:table-cell>
          <table:table-cell table:style-name="ce13" office:value-type="string">
            <text:p>Load item picture</text:p>
          </table:table-cell>
          <table:table-cell table:style-name="ce16" office:value-type="string">
            <text:p>上传商品照片</text:p>
          </table:table-cell>
          <table:table-cell table:style-name="ce13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3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region</text:p>
          </table:table-cell>
          <table:table-cell table:style-name="ce17" office:value-type="string">
            <text:p>区域商品</text:p>
          </table:table-cell>
          <table:table-cell table:style-name="ce12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2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region</text:p>
          </table:table-cell>
          <table:table-cell table:style-name="ce13" office:value-type="string">
            <text:p>Item for imported or factory item</text:p>
          </table:table-cell>
          <table:table-cell table:style-name="ce16" office:value-type="string">
            <text:p>进口或工厂自购商品</text:p>
          </table:table-cell>
          <table:table-cell table:style-name="ce13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3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sort</text:p>
          </table:table-cell>
          <table:table-cell table:style-name="ce14" office:value-type="string">
            <text:p>商品号段</text:p>
          </table:table-cell>
          <table:table-cell table:style-name="ce12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2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sort</text:p>
          </table:table-cell>
          <table:table-cell table:style-name="ce13" office:value-type="string">
            <text:p>Order items within subclass</text:p>
          </table:table-cell>
          <table:table-cell table:style-name="ce15" office:value-type="string">
            <text:p>建议商品号段在子大类里</text:p>
          </table:table-cell>
          <table:table-cell table:style-name="ce13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3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abor</text:p>
          </table:table-cell>
          <table:table-cell table:style-name="ce14" office:value-type="string">
            <text:p>人工费</text:p>
          </table:table-cell>
          <table:table-cell table:style-name="ce12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2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abor</text:p>
          </table:table-cell>
          <table:table-cell table:style-name="ce13" office:value-type="string">
            <text:p>View, edit labor for the selected project</text:p>
          </table:table-cell>
          <table:table-cell table:style-name="ce15" office:value-type="string">
            <text:p>查看<text:span text:style-name="T3">,</text:span><text:span text:style-name="T4">更改项目的人工项 </text:span>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3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abor category</text:p>
          </table:table-cell>
          <table:table-cell table:style-name="ce14" office:value-type="string">
            <text:p>人工大类</text:p>
          </table:table-cell>
          <table:table-cell table:style-name="ce12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2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abor category</text:p>
          </table:table-cell>
          <table:table-cell table:style-name="ce13" office:value-type="string">
            <text:p>View, edit labor category for DC project</text:p>
          </table:table-cell>
          <table:table-cell table:style-name="ce16" office:value-type="string">
            <text:p>查看<text:span text:style-name="T5">/</text:span><text:span text:style-name="T6">修改</text:span><text:span text:style-name="T5">DC</text:span><text:span text:style-name="T6">项目的人工大类</text:span></text:p>
          </table:table-cell>
          <table:table-cell table:style-name="ce13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3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ead time</text:p>
          </table:table-cell>
          <table:table-cell table:style-name="ce14" office:value-type="string">
            <text:p>送货时间</text:p>
          </table:table-cell>
          <table:table-cell table:style-name="ce12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2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ead time</text:p>
          </table:table-cell>
          <table:table-cell table:style-name="ce13" office:value-type="string">
            <text:p>View lead time for supplier delivering on order items for the selected project</text:p>
          </table:table-cell>
          <table:table-cell table:style-name="ce15" office:value-type="string">
            <text:p>查看特单产品的送货时间</text:p>
          </table:table-cell>
          <table:table-cell table:style-name="ce13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3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og off</text:p>
          </table:table-cell>
          <table:table-cell table:style-name="ce14" office:value-type="string">
            <text:p>注销</text:p>
          </table:table-cell>
          <table:table-cell table:style-name="ce12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2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og off</text:p>
          </table:table-cell>
          <table:table-cell table:style-name="ce13" office:value-type="string">
            <text:p>Log off current user</text:p>
          </table:table-cell>
          <table:table-cell table:style-name="ce15" office:value-type="string">
            <text:p>注销现在的用户</text:p>
          </table:table-cell>
          <table:table-cell table:style-name="ce13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3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</text:p>
          </table:table-cell>
          <table:table-cell table:style-name="ce14" office:value-type="string">
            <text:p>材料</text:p>
          </table:table-cell>
          <table:table-cell table:style-name="ce12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2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Material</text:p>
          </table:table-cell>
          <table:table-cell table:style-name="ce13" office:value-type="string">
            <text:p>View, edit material for the selected project</text:p>
          </table:table-cell>
          <table:table-cell table:style-name="ce15" office:value-type="string">
            <text:p>查看<text:span text:style-name="T3">, </text:span><text:span text:style-name="T4">更改项目的材料厂</text:span>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3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category</text:p>
          </table:table-cell>
          <table:table-cell table:style-name="ce14" office:value-type="string">
            <text:p>材料大类</text:p>
          </table:table-cell>
          <table:table-cell table:style-name="ce12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2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Material category</text:p>
          </table:table-cell>
          <table:table-cell table:style-name="ce13" office:value-type="string">
            <text:p>Manage material category for DC project</text:p>
          </table:table-cell>
          <table:table-cell table:style-name="ce15" office:value-type="string">
            <text:p>管理装潢项目的材料大类</text:p>
          </table:table-cell>
          <table:table-cell table:style-name="ce13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3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7" office:value-type="string">
            <text:p>订单修改</text:p>
          </table:table-cell>
          <table:table-cell table:style-name="ce12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2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order</text:p>
          </table:table-cell>
          <table:table-cell table:style-name="ce16" office:value-type="string">
            <text:p>材料订单修改</text:p>
          </table:table-cell>
          <table:table-cell table:style-name="ce13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3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7" office:value-type="string">
            <text:p>材料选购</text:p>
          </table:table-cell>
          <table:table-cell table:style-name="ce12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2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3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3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4" office:value-type="string">
            <text:p>材料退货</text:p>
          </table:table-cell>
          <table:table-cell table:style-name="ce12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2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return</text:p>
          </table:table-cell>
          <table:table-cell table:style-name="ce16" office:value-type="string">
            <text:p>材料退货</text:p>
          </table:table-cell>
          <table:table-cell table:style-name="ce13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3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量房</text:p>
          </table:table-cell>
          <table:table-cell table:style-name="ce12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2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easurement</text:p>
          </table:table-cell>
          <table:table-cell table:style-name="ce15" office:value-type="string">
            <text:p>查看量房</text:p>
          </table:table-cell>
          <table:table-cell table:style-name="ce13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3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bjective</text:p>
          </table:table-cell>
          <table:table-cell table:style-name="ce14" office:value-type="string">
            <text:p>目标</text:p>
          </table:table-cell>
          <table:table-cell table:style-name="ce12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2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bjective</text:p>
          </table:table-cell>
          <table:table-cell table:style-name="ce13" office:value-type="string">
            <text:p>Define objectives</text:p>
          </table:table-cell>
          <table:table-cell table:style-name="ce15" office:value-type="string">
            <text:p>定义目标</text:p>
          </table:table-cell>
          <table:table-cell table:style-name="ce13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3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n display</text:p>
          </table:table-cell>
          <table:table-cell table:style-name="ce14" office:value-type="string">
            <text:p>陈列商品</text:p>
          </table:table-cell>
          <table:table-cell table:style-name="ce12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2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n display</text:p>
          </table:table-cell>
          <table:table-cell table:style-name="ce13" office:value-type="string">
            <text:p>Define quantity on display</text:p>
          </table:table-cell>
          <table:table-cell table:style-name="ce15" office:value-type="string">
            <text:p>定义陈列商品数量</text:p>
          </table:table-cell>
          <table:table-cell table:style-name="ce13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3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rder</text:p>
          </table:table-cell>
          <table:table-cell table:style-name="ce14" office:value-type="string">
            <text:p>订单</text:p>
          </table:table-cell>
          <table:table-cell table:style-name="ce12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2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rder</text:p>
          </table:table-cell>
          <table:table-cell table:style-name="ce13" office:value-type="string">
            <text:p>Supplier order </text:p>
          </table:table-cell>
          <table:table-cell table:style-name="ce15" office:value-type="string">
            <text:p>供应商订单修改</text:p>
          </table:table-cell>
          <table:table-cell table:style-name="ce13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3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ther DC</text:p>
          </table:table-cell>
          <table:table-cell table:style-name="ce14" office:value-type="string">
            <text:p>其他装修公司</text:p>
          </table:table-cell>
          <table:table-cell table:style-name="ce12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2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ther DC</text:p>
          </table:table-cell>
          <table:table-cell table:style-name="ce13" office:value-type="string">
            <text:p>Manage Other DC</text:p>
          </table:table-cell>
          <table:table-cell table:style-name="ce15" office:value-type="string">
            <text:p>管理其他装修公司</text:p>
          </table:table-cell>
          <table:table-cell table:style-name="ce13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3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ayment</text:p>
          </table:table-cell>
          <table:table-cell table:style-name="ce14" office:value-type="string">
            <text:p>付款</text:p>
          </table:table-cell>
          <table:table-cell table:style-name="ce12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2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Payment</text:p>
          </table:table-cell>
          <table:table-cell table:style-name="ce13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3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ermanent item</text:p>
          </table:table-cell>
          <table:table-cell table:style-name="ce14" office:value-type="string">
            <text:p>现货商品</text:p>
          </table:table-cell>
          <table:table-cell table:style-name="ce12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2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ermanent item</text:p>
          </table:table-cell>
          <table:table-cell table:style-name="ce13" office:value-type="string">
            <text:p>Check the stocks for the permanent items of the selected project</text:p>
          </table:table-cell>
          <table:table-cell table:style-name="ce15" office:value-type="string">
            <text:p>查看项目的存货产品库存量</text:p>
          </table:table-cell>
          <table:table-cell table:style-name="ce13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3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</text:p>
          </table:table-cell>
          <table:table-cell table:style-name="ce14" office:value-type="string">
            <office:annotation draw:style-name="gr2" draw:text-style-name="P3" svg:width="1.502in" svg:height="0.8823in" svg:x="5.9811in" svg:y="25.8902in" draw:caption-point-x="-0.1654in" draw:caption-point-y="-2.5988in">
              <dc:date>2012-10-09T00:00:00</dc:date>
              <text:p text:style-name="P3"><text:span text:style-name="T2">mínyì diàochá</text:span></text:p>
              <text:p text:style-name="P3"><text:span text:style-name="T2">opinion poll</text:span></text:p>
            </office:annotation>
            <text:p>民意调查</text:p>
          </table:table-cell>
          <table:table-cell table:style-name="ce12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2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</text:p>
          </table:table-cell>
          <table:table-cell table:style-name="ce13" office:value-type="string">
            <text:p>Define poll</text:p>
          </table:table-cell>
          <table:table-cell table:style-name="ce15" office:value-type="string">
            <text:p>定义民意调查</text:p>
          </table:table-cell>
          <table:table-cell table:style-name="ce13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3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 answer</text:p>
          </table:table-cell>
          <table:table-cell table:style-name="ce14" office:value-type="string">
            <text:p>民意调查回答</text:p>
          </table:table-cell>
          <table:table-cell table:style-name="ce12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2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 answer</text:p>
          </table:table-cell>
          <table:table-cell table:style-name="ce13" office:value-type="string">
            <text:p>Answer poll</text:p>
          </table:table-cell>
          <table:table-cell table:style-name="ce15" office:value-type="string">
            <text:p>回答民意调查</text:p>
          </table:table-cell>
          <table:table-cell table:style-name="ce13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3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 question</text:p>
          </table:table-cell>
          <table:table-cell table:style-name="ce14" office:value-type="string">
            <text:p>民意调查问题</text:p>
          </table:table-cell>
          <table:table-cell table:style-name="ce12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2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 question</text:p>
          </table:table-cell>
          <table:table-cell table:style-name="ce13" office:value-type="string">
            <text:p>Define questions for poll</text:p>
          </table:table-cell>
          <table:table-cell table:style-name="ce15" office:value-type="string">
            <text:p>定义民意调查问题</text:p>
          </table:table-cell>
          <table:table-cell table:style-name="ce13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3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4" office:value-type="string">
            <text:p>预盘</text:p>
          </table:table-cell>
          <table:table-cell table:style-name="ce12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2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eparation</text:p>
          </table:table-cell>
          <table:table-cell table:style-name="ce13" office:value-type="string">
            <text:p>Precount</text:p>
          </table:table-cell>
          <table:table-cell table:style-name="ce13" office:value-type="string">
            <text:p>Preparation</text:p>
          </table:table-cell>
          <table:table-cell table:style-name="ce13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3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label</text:p>
          </table:table-cell>
          <table:table-cell table:style-name="ce14" office:value-type="string">
            <text:p>打印价签</text:p>
          </table:table-cell>
          <table:table-cell table:style-name="ce12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2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label</text:p>
          </table:table-cell>
          <table:table-cell table:number-columns-repeated="2" table:style-name="ce13" office:value-type="string">
            <text:p>Print and request price labels</text:p>
          </table:table-cell>
          <table:table-cell table:style-name="ce13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3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report</text:p>
          </table:table-cell>
          <table:table-cell table:style-name="ce14" office:value-type="string">
            <text:p>打印报表</text:p>
          </table:table-cell>
          <table:table-cell table:style-name="ce12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2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label</text:p>
          </table:table-cell>
          <table:table-cell table:number-columns-repeated="2" table:style-name="ce13" office:value-type="string">
            <text:p>Print and request price labels</text:p>
          </table:table-cell>
          <table:table-cell table:style-name="ce13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3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product card</text:p>
          </table:table-cell>
          <table:table-cell table:style-name="ce14" office:value-type="string">
            <text:p>打印技术价签</text:p>
          </table:table-cell>
          <table:table-cell table:style-name="ce12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2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product card</text:p>
          </table:table-cell>
          <table:table-cell table:number-columns-repeated="2" table:style-name="ce13" office:value-type="string">
            <text:p>Print product card for specified items</text:p>
          </table:table-cell>
          <table:table-cell table:style-name="ce13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3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style-name="ce12" office:value-type="string">
            <text:p>Print product card (old)</text:p>
          </table:table-cell>
          <table:table-cell table:style-name="ce14" office:value-type="string">
            <text:p>打印技术价签 <text:span text:style-name="T3">(</text:span><text:span text:style-name="T4">旧</text:span><text:span text:style-name="T3">)</text:span></text:p>
          </table:table-cell>
          <table:table-cell table:style-name="ce12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2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product card old</text:p>
          </table:table-cell>
          <table:table-cell table:number-columns-repeated="2" table:style-name="ce13" office:value-type="string">
            <text:p>Print product card for specified items</text:p>
          </table:table-cell>
          <table:table-cell table:style-name="ce13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3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商品变价</text:p>
          </table:table-cell>
          <table:table-cell table:style-name="ce12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2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Price change</text:p>
          </table:table-cell>
          <table:table-cell table:style-name="ce15" office:value-type="string">
            <text:p>管理商品变价</text:p>
          </table:table-cell>
          <table:table-cell table:style-name="ce13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3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4" office:value-type="string">
            <text:p>预盘表</text:p>
          </table:table-cell>
          <table:table-cell table:style-name="ce12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2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eparation sheet</text:p>
          </table:table-cell>
          <table:table-cell table:style-name="ce13" office:value-type="string">
            <text:p>Precount sheet</text:p>
          </table:table-cell>
          <table:table-cell table:style-name="ce13" office:value-type="string">
            <text:p>Preparation sheet</text:p>
          </table:table-cell>
          <table:table-cell table:style-name="ce13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3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cess</text:p>
          </table:table-cell>
          <table:table-cell table:style-name="ce14" office:value-type="string">
            <text:p>流程</text:p>
          </table:table-cell>
          <table:table-cell table:style-name="ce12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2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cess</text:p>
          </table:table-cell>
          <table:table-cell table:style-name="ce13" office:value-type="string">
            <text:p>Document processes</text:p>
          </table:table-cell>
          <table:table-cell table:style-name="ce15" office:value-type="string">
            <text:p>流程文档</text:p>
          </table:table-cell>
          <table:table-cell table:style-name="ce13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3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duct card</text:p>
          </table:table-cell>
          <table:table-cell table:style-name="ce14" office:value-type="string">
            <text:p>技术价签</text:p>
          </table:table-cell>
          <table:table-cell table:style-name="ce12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2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duct card</text:p>
          </table:table-cell>
          <table:table-cell table:style-name="ce13" office:value-type="string">
            <text:p>Define product card</text:p>
          </table:table-cell>
          <table:table-cell table:style-name="ce13" office:value-type="string">
            <text:p>Product card</text:p>
          </table:table-cell>
          <table:table-cell table:style-name="ce13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3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duct card typology</text:p>
          </table:table-cell>
          <table:table-cell table:style-name="ce14" office:value-type="string">
            <text:p>商品标签和目录</text:p>
          </table:table-cell>
          <table:table-cell table:style-name="ce12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2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duct card typology</text:p>
          </table:table-cell>
          <table:table-cell table:style-name="ce13" office:value-type="string">
            <text:p>Identify and assign product card per typology</text:p>
          </table:table-cell>
          <table:table-cell table:style-name="ce13" office:value-type="string">
            <text:p>Product card</text:p>
          </table:table-cell>
          <table:table-cell table:style-name="ce13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3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</text:p>
          </table:table-cell>
          <table:table-cell table:style-name="ce14" office:value-type="string">
            <text:p>项目</text:p>
          </table:table-cell>
          <table:table-cell table:style-name="ce12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2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</text:p>
          </table:table-cell>
          <table:table-cell table:style-name="ce13" office:value-type="string">
            <text:p>View, select, edit projects</text:p>
          </table:table-cell>
          <table:table-cell table:style-name="ce15" office:value-type="string">
            <text:p>查看<text:span text:style-name="T3">,</text:span><text:span text:style-name="T4">选择</text:span><text:span text:style-name="T3">,</text:span><text:span text:style-name="T4">更改项目</text:span></text:p>
          </table:table-cell>
          <table:table-cell table:style-name="ce13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3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2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Project construction</text:p>
          </table:table-cell>
          <table:table-cell table:style-name="ce15" office:value-type="string">
            <text:p>装修工程</text:p>
          </table:table-cell>
          <table:table-cell table:style-name="ce13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3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delivery</text:p>
          </table:table-cell>
          <table:table-cell table:style-name="ce14" office:value-type="string">
            <text:p>项目送货</text:p>
          </table:table-cell>
          <table:table-cell table:style-name="ce12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2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delivery</text:p>
          </table:table-cell>
          <table:table-cell table:number-columns-repeated="2" table:style-name="ce13" office:value-type="string">
            <text:p>Goods to be delivered for project</text:p>
          </table:table-cell>
          <table:table-cell table:style-name="ce13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3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maintenance</text:p>
          </table:table-cell>
          <table:table-cell table:style-name="ce14" office:value-type="string">
            <text:p>维修项目</text:p>
          </table:table-cell>
          <table:table-cell table:style-name="ce12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2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maintenance</text:p>
          </table:table-cell>
          <table:table-cell table:style-name="ce13" office:value-type="string">
            <text:p>Register project maintenance</text:p>
          </table:table-cell>
          <table:table-cell table:style-name="ce15" office:value-type="string">
            <text:p>纪录维修项目</text:p>
          </table:table-cell>
          <table:table-cell table:style-name="ce13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3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room</text:p>
          </table:table-cell>
          <table:table-cell table:style-name="ce14" office:value-type="string">
            <text:p>设定房间</text:p>
          </table:table-cell>
          <table:table-cell table:style-name="ce12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2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room</text:p>
          </table:table-cell>
          <table:table-cell table:style-name="ce13" office:value-type="string">
            <text:p>Define rooms for the selected project</text:p>
          </table:table-cell>
          <table:table-cell table:style-name="ce15" office:value-type="string">
            <text:p>设定项目的房间 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3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style-name="ce12" office:value-type="string">
            <text:p>Schedule</text:p>
          </table:table-cell>
          <table:table-cell table:style-name="ce14" office:value-type="string">
            <text:p>时间表</text:p>
          </table:table-cell>
          <table:table-cell table:style-name="ce12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2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schedule</text:p>
          </table:table-cell>
          <table:table-cell table:number-columns-repeated="2" table:style-name="ce13" office:value-type="string">
            <text:p>Schedule</text:p>
          </table:table-cell>
          <table:table-cell table:style-name="ce13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3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posal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2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posal</text:p>
          </table:table-cell>
          <table:table-cell table:style-name="ce13" office:value-type="string">
            <text:p>View the proposal for the selected project</text:p>
          </table:table-cell>
          <table:table-cell table:style-name="ce15" office:value-type="string">
            <text:p>查看项目的预算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3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</text:p>
          </table:table-cell>
          <table:table-cell table:style-name="ce14" office:value-type="string">
            <text:p>促销</text:p>
          </table:table-cell>
          <table:table-cell table:style-name="ce12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2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</text:p>
          </table:table-cell>
          <table:table-cell table:style-name="ce13" office:value-type="string">
            <text:p>Define promotion</text:p>
          </table:table-cell>
          <table:table-cell table:style-name="ce15" office:value-type="string">
            <text:p>定义促销</text:p>
          </table:table-cell>
          <table:table-cell table:style-name="ce13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3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excluded</text:p>
          </table:table-cell>
          <table:table-cell table:style-name="ce14" office:value-type="string">
            <text:p>促销排除</text:p>
          </table:table-cell>
          <table:table-cell table:style-name="ce12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2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excluded</text:p>
          </table:table-cell>
          <table:table-cell table:number-columns-repeated="2" table:style-name="ce13" office:value-type="string">
            <text:p>Define items excluded from promotion</text:p>
          </table:table-cell>
          <table:table-cell table:style-name="ce13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3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item</text:p>
          </table:table-cell>
          <table:table-cell table:style-name="ce14" office:value-type="string">
            <text:p>促销商品</text:p>
          </table:table-cell>
          <table:table-cell table:style-name="ce12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2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item</text:p>
          </table:table-cell>
          <table:table-cell table:style-name="ce13" office:value-type="string">
            <text:p>Define promotion items (DM)</text:p>
          </table:table-cell>
          <table:table-cell table:style-name="ce15" office:value-type="string">
            <text:p>定义促销商品</text:p>
          </table:table-cell>
          <table:table-cell table:style-name="ce13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3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level</text:p>
          </table:table-cell>
          <table:table-cell table:style-name="ce14" office:value-type="string">
            <text:p>促销程度</text:p>
          </table:table-cell>
          <table:table-cell table:style-name="ce12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2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level</text:p>
          </table:table-cell>
          <table:table-cell table:number-columns-repeated="2" table:style-name="ce13" office:value-type="string">
            <text:p>Define discount level for promotion</text:p>
          </table:table-cell>
          <table:table-cell table:style-name="ce13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3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style-name="ce12" office:value-type="string">
            <text:p>Assign voucher</text:p>
          </table:table-cell>
          <table:table-cell table:style-name="ce14" office:value-type="string">
            <text:p>选择礼券</text:p>
          </table:table-cell>
          <table:table-cell table:style-name="ce12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2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object</text:p>
          </table:table-cell>
          <table:table-cell table:number-columns-repeated="2" table:style-name="ce13" office:value-type="string">
            <text:p>Assign promotion discount to object</text:p>
          </table:table-cell>
          <table:table-cell table:style-name="ce13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3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supplier</text:p>
          </table:table-cell>
          <table:table-cell table:style-name="ce14" office:value-type="string">
            <text:p>供应商促销</text:p>
          </table:table-cell>
          <table:table-cell table:style-name="ce12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2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supplier</text:p>
          </table:table-cell>
          <table:table-cell table:style-name="ce13" office:value-type="string">
            <text:p>Define promotion per supplier</text:p>
          </table:table-cell>
          <table:table-cell table:style-name="ce15" office:value-type="string">
            <text:p>定义供应商促销</text:p>
          </table:table-cell>
          <table:table-cell table:style-name="ce13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3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spect</text:p>
          </table:table-cell>
          <table:table-cell table:style-name="ce14" office:value-type="string">
            <text:p>潜在顾客</text:p>
          </table:table-cell>
          <table:table-cell table:style-name="ce12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2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spect</text:p>
          </table:table-cell>
          <table:table-cell table:style-name="ce13" office:value-type="string">
            <text:p>View edit prospect</text:p>
          </table:table-cell>
          <table:table-cell table:style-name="ce15" office:value-type="string">
            <text:p>查看<text:span text:style-name="T3">,</text:span><text:span text:style-name="T4">更改潜在顾客</text:span></text:p>
          </table:table-cell>
          <table:table-cell table:style-name="ce13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3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Quality control</text:p>
          </table:table-cell>
          <table:table-cell table:style-name="ce14" office:value-type="string">
            <text:p>质检</text:p>
          </table:table-cell>
          <table:table-cell table:style-name="ce12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2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Quality control</text:p>
          </table:table-cell>
          <table:table-cell table:style-name="ce13" office:value-type="string">
            <text:p>Follow up project quality controls</text:p>
          </table:table-cell>
          <table:table-cell table:style-name="ce16" office:value-type="string">
            <text:p>项目质检跟踪</text:p>
          </table:table-cell>
          <table:table-cell table:style-name="ce13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3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Range</text:p>
          </table:table-cell>
          <table:table-cell table:style-name="ce12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2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ange</text:p>
          </table:table-cell>
          <table:table-cell table:number-columns-repeated="2" table:style-name="ce13" office:value-type="string">
            <text:p>Review item range</text:p>
          </table:table-cell>
          <table:table-cell table:style-name="ce13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3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2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ank</text:p>
          </table:table-cell>
          <table:table-cell table:style-name="ce13" office:value-type="string">
            <text:p>Manage work leader rank</text:p>
          </table:table-cell>
          <table:table-cell table:style-name="ce15" office:value-type="string">
            <text:p>级别</text:p>
          </table:table-cell>
          <table:table-cell table:style-name="ce13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3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收据信息</text:p>
          </table:table-cell>
          <table:table-cell table:style-name="ce12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2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pt info</text:p>
          </table:table-cell>
          <table:table-cell table:style-name="ce15" office:value-type="string">
            <text:p>查看收据信息</text:p>
          </table:table-cell>
          <table:table-cell table:style-name="ce13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3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收货</text:p>
          </table:table-cell>
          <table:table-cell table:style-name="ce12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2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ving</text:p>
          </table:table-cell>
          <table:table-cell table:style-name="ce15" office:value-type="string">
            <text:p>管理收货</text:p>
          </table:table-cell>
          <table:table-cell table:style-name="ce13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3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收货调整</text:p>
          </table:table-cell>
          <table:table-cell table:style-name="ce12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2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ving adjustment</text:p>
          </table:table-cell>
          <table:table-cell table:style-name="ce15" office:value-type="string">
            <text:p>管理收货调整</text:p>
          </table:table-cell>
          <table:table-cell table:style-name="ce13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3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7" office:value-type="string">
            <text:p>半自动补货</text:p>
          </table:table-cell>
          <table:table-cell table:style-name="ce12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2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plenishment</text:p>
          </table:table-cell>
          <table:table-cell table:style-name="ce16" office:value-type="string">
            <text:p>半自动补货管理</text:p>
          </table:table-cell>
          <table:table-cell table:style-name="ce13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3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 day</text:p>
          </table:table-cell>
          <table:table-cell table:style-name="ce14" office:value-type="string">
            <text:p>补货时间</text:p>
          </table:table-cell>
          <table:table-cell table:style-name="ce12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2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eplenishment day</text:p>
          </table:table-cell>
          <table:table-cell table:style-name="ce13" office:value-type="string">
            <text:p>Replenishment day management</text:p>
          </table:table-cell>
          <table:table-cell table:style-name="ce15" office:value-type="string">
            <text:p>补货时间管理</text:p>
          </table:table-cell>
          <table:table-cell table:style-name="ce13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3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parameter</text:p>
          </table:table-cell>
          <table:table-cell table:style-name="ce14" office:value-type="string">
            <text:p>补货参数</text:p>
          </table:table-cell>
          <table:table-cell table:style-name="ce12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2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eplenishment quantity</text:p>
          </table:table-cell>
          <table:table-cell table:style-name="ce13" office:value-type="string">
            <text:p>Replenishment quantity management</text:p>
          </table:table-cell>
          <table:table-cell table:style-name="ce15" office:value-type="string">
            <text:p>补货数量管理</text:p>
          </table:table-cell>
          <table:table-cell table:style-name="ce13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3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2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port</text:p>
          </table:table-cell>
          <table:table-cell table:style-name="ce15" office:value-type="string">
            <text:p>报告</text:p>
          </table:table-cell>
          <table:table-cell table:style-name="ce13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3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2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measurement</text:p>
          </table:table-cell>
          <table:table-cell table:style-name="ce15" office:value-type="string">
            <text:p>退测量费</text:p>
          </table:table-cell>
          <table:table-cell table:style-name="ce13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3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2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measurement history</text:p>
          </table:table-cell>
          <table:table-cell table:style-name="ce15" office:value-type="string">
            <text:p>退测量费历史</text:p>
          </table:table-cell>
          <table:table-cell table:style-name="ce13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3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2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project deduction</text:p>
          </table:table-cell>
          <table:table-cell table:style-name="ce15" office:value-type="string">
            <text:p>退项目扣点</text:p>
          </table:table-cell>
          <table:table-cell table:style-name="ce13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3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ample</text:p>
          </table:table-cell>
          <table:table-cell table:style-name="ce14" office:value-type="string">
            <text:p>样品</text:p>
          </table:table-cell>
          <table:table-cell table:style-name="ce12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2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ample</text:p>
          </table:table-cell>
          <table:table-cell table:style-name="ce13" office:value-type="string">
            <text:p>Sample quantities</text:p>
          </table:table-cell>
          <table:table-cell table:style-name="ce15" office:value-type="string">
            <text:p>样品数量</text:p>
          </table:table-cell>
          <table:table-cell table:style-name="ce13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3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aff</text:p>
          </table:table-cell>
          <table:table-cell table:style-name="ce14" office:value-type="string">
            <text:p>员工</text:p>
          </table:table-cell>
          <table:table-cell table:style-name="ce12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2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aff</text:p>
          </table:table-cell>
          <table:table-cell table:style-name="ce13" office:value-type="string">
            <text:p>Staff and system administration</text:p>
          </table:table-cell>
          <table:table-cell table:style-name="ce15" office:value-type="string">
            <text:p>员工和系统管理</text:p>
          </table:table-cell>
          <table:table-cell table:style-name="ce13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3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aff role</text:p>
          </table:table-cell>
          <table:table-cell table:style-name="ce14" office:value-type="string">
            <text:p>员工职位</text:p>
          </table:table-cell>
          <table:table-cell table:style-name="ce12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2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aff role</text:p>
          </table:table-cell>
          <table:table-cell table:style-name="ce13" office:value-type="string">
            <text:p>Manage temporary role</text:p>
          </table:table-cell>
          <table:table-cell table:style-name="ce15" office:value-type="string">
            <text:p>管理临时员工职位</text:p>
          </table:table-cell>
          <table:table-cell table:style-name="ce13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3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adjustment</text:p>
          </table:table-cell>
          <table:table-cell table:style-name="ce14" office:value-type="string">
            <text:p>库存调整</text:p>
          </table:table-cell>
          <table:table-cell table:style-name="ce12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2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adjustment</text:p>
          </table:table-cell>
          <table:table-cell table:number-columns-repeated="2" table:style-name="ce13" office:value-type="string">
            <text:p>Consumptions, mark down and stock adjustment</text:p>
          </table:table-cell>
          <table:table-cell table:style-name="ce13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3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</text:p>
          </table:table-cell>
          <table:table-cell table:style-name="ce14" office:value-type="string">
            <text:p>盘点</text:p>
          </table:table-cell>
          <table:table-cell table:style-name="ce12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2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count</text:p>
          </table:table-cell>
          <table:table-cell table:style-name="ce13" office:value-type="string">
            <text:p>Stock count operations</text:p>
          </table:table-cell>
          <table:table-cell table:style-name="ce15" office:value-type="string">
            <text:p>盘点管理</text:p>
          </table:table-cell>
          <table:table-cell table:style-name="ce13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3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 address</text:p>
          </table:table-cell>
          <table:table-cell table:style-name="ce14" office:value-type="string">
            <text:p>盘点地址</text:p>
          </table:table-cell>
          <table:table-cell table:style-name="ce12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2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count address</text:p>
          </table:table-cell>
          <table:table-cell table:style-name="ce13" office:value-type="string">
            <text:p>Stock count address management</text:p>
          </table:table-cell>
          <table:table-cell table:style-name="ce15" office:value-type="string">
            <text:p>盘点地址管理</text:p>
          </table:table-cell>
          <table:table-cell table:style-name="ce13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3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 export</text:p>
          </table:table-cell>
          <table:table-cell table:style-name="ce14" office:value-type="string">
            <text:p>导出盘点</text:p>
          </table:table-cell>
          <table:table-cell table:style-name="ce12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2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Stock count export</text:p>
          </table:table-cell>
          <table:table-cell table:style-name="ce13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3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</text:p>
          </table:table-cell>
          <table:table-cell table:style-name="ce14" office:value-type="string">
            <text:p>供应商</text:p>
          </table:table-cell>
          <table:table-cell table:style-name="ce12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2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</text:p>
          </table:table-cell>
          <table:table-cell table:style-name="ce13" office:value-type="string">
            <text:p>View, edit supplier discount</text:p>
          </table:table-cell>
          <table:table-cell table:style-name="ce15" office:value-type="string">
            <text:p>查看<text:span text:style-name="T3">, </text:span><text:span text:style-name="T4">更改厂家折扣</text:span></text:p>
          </table:table-cell>
          <table:table-cell table:style-name="ce13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3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fee</text:p>
          </table:table-cell>
          <table:table-cell table:style-name="ce14" office:value-type="string">
            <text:p>供应商费</text:p>
          </table:table-cell>
          <table:table-cell table:style-name="ce12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2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fee</text:p>
          </table:table-cell>
          <table:table-cell table:style-name="ce13" office:value-type="string">
            <text:p>Define supplier fee</text:p>
          </table:table-cell>
          <table:table-cell table:style-name="ce15" office:value-type="string">
            <text:p>管理供应商费</text:p>
          </table:table-cell>
          <table:table-cell table:style-name="ce13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3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order</text:p>
          </table:table-cell>
          <table:table-cell table:style-name="ce14" office:value-type="string">
            <text:p>供应商订单</text:p>
          </table:table-cell>
          <table:table-cell table:style-name="ce12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2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order</text:p>
          </table:table-cell>
          <table:table-cell table:style-name="ce13" office:value-type="string">
            <text:p>Update and manage delivery date for on order items for the selected project</text:p>
          </table:table-cell>
          <table:table-cell table:style-name="ce15" office:value-type="string">
            <text:p>更新<text:span text:style-name="T3">,</text:span><text:span text:style-name="T4">管理项目的产品定单送货时间</text:span></text:p>
          </table:table-cell>
          <table:table-cell table:style-name="ce13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3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2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Supplier return</text:p>
          </table:table-cell>
          <table:table-cell table:style-name="ce15" office:value-type="string">
            <text:p>供应商退货</text:p>
          </table:table-cell>
          <table:table-cell table:style-name="ce13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3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2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return2</text:p>
          </table:table-cell>
          <table:table-cell table:style-name="ce13" office:value-type="string">
            <text:p>Supplier return</text:p>
          </table:table-cell>
          <table:table-cell table:style-name="ce15" office:value-type="string">
            <text:p>供应商退货</text:p>
          </table:table-cell>
          <table:table-cell table:style-name="ce13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3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ill</text:p>
          </table:table-cell>
          <table:table-cell table:style-name="ce14" office:value-type="string">
            <text:p>收银机</text:p>
          </table:table-cell>
          <table:table-cell table:style-name="ce12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2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ill</text:p>
          </table:table-cell>
          <table:table-cell table:number-columns-repeated="2" table:style-name="ce13" office:value-type="string">
            <text:p>Register direct sales and customer orders</text:p>
          </table:table-cell>
          <table:table-cell table:style-name="ce13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3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ransfer</text:p>
          </table:table-cell>
          <table:table-cell table:style-name="ce14" office:value-type="string">
            <text:p>调拨</text:p>
          </table:table-cell>
          <table:table-cell table:style-name="ce12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2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ransfer</text:p>
          </table:table-cell>
          <table:table-cell table:style-name="ce13" office:value-type="string">
            <text:p>Manage transfers between store</text:p>
          </table:table-cell>
          <table:table-cell table:style-name="ce15" office:value-type="string">
            <text:p>管理商店调拨</text:p>
          </table:table-cell>
          <table:table-cell table:style-name="ce13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3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</text:p>
          </table:table-cell>
          <table:table-cell table:style-name="ce14" office:value-type="string">
            <text:p>商品目录</text:p>
          </table:table-cell>
          <table:table-cell table:style-name="ce12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2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Typology</text:p>
          </table:table-cell>
          <table:table-cell table:style-name="ce13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3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2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Typology update</text:p>
          </table:table-cell>
          <table:table-cell table:style-name="ce15" office:value-type="string">
            <text:p>商品目录更新</text:p>
          </table:table-cell>
          <table:table-cell table:style-name="ce13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3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2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Upload prospect</text:p>
          </table:table-cell>
          <table:table-cell table:style-name="ce15" office:value-type="string">
            <text:p>上传潜在顾客</text:p>
          </table:table-cell>
          <table:table-cell table:style-name="ce13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3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ser's role</text:p>
          </table:table-cell>
          <table:table-cell table:style-name="ce14" office:value-type="string">
            <text:p>用户组</text:p>
          </table:table-cell>
          <table:table-cell table:style-name="ce12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2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User's role</text:p>
          </table:table-cell>
          <table:table-cell table:style-name="ce13" office:value-type="string">
            <text:p>Define roles for users</text:p>
          </table:table-cell>
          <table:table-cell table:style-name="ce15" office:value-type="string">
            <text:p>设定用户者职位</text:p>
          </table:table-cell>
          <table:table-cell table:style-name="ce13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3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card</text:p>
          </table:table-cell>
          <table:table-cell table:style-name="ce12" office:value-type="string">
            <text:p>VIP <text:span text:style-name="T4">卡</text:span></text:p>
          </table:table-cell>
          <table:table-cell table:style-name="ce12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2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VIP card</text:p>
          </table:table-cell>
          <table:table-cell table:style-name="ce13" office:value-type="string">
            <text:p>Print VIP card</text:p>
          </table:table-cell>
          <table:table-cell table:style-name="ce15" office:value-type="string">
            <text:p>打印<text:span text:style-name="T3">VIP</text:span><text:span text:style-name="T4">卡</text:span></text:p>
          </table:table-cell>
          <table:table-cell table:style-name="ce13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3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4">卡到期延续</text:span></text:p>
          </table:table-cell>
          <table:table-cell table:style-name="ce12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2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VIP extension</text:p>
          </table:table-cell>
          <table:table-cell table:style-name="ce13" office:value-type="string">
            <text:p>VIP <text:span text:style-name="T4">卡到期延续</text:span></text:p>
          </table:table-cell>
          <table:table-cell table:style-name="ce13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3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2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Visitor</text:p>
          </table:table-cell>
          <table:table-cell table:style-name="ce15" office:value-type="string">
            <text:p>访客</text:p>
          </table:table-cell>
          <table:table-cell table:style-name="ce13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3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oucher granted</text:p>
          </table:table-cell>
          <table:table-cell table:style-name="ce14" office:value-type="string">
            <text:p>计算礼券</text:p>
          </table:table-cell>
          <table:table-cell table:style-name="ce12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2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Voucher granted</text:p>
          </table:table-cell>
          <table:table-cell table:style-name="ce13" office:value-type="string">
            <text:p>Calculate and register distributed voucher</text:p>
          </table:table-cell>
          <table:table-cell table:style-name="ce15" office:value-type="string">
            <text:p>计算和记录礼券</text:p>
          </table:table-cell>
          <table:table-cell table:style-name="ce13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3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Work leader</text:p>
          </table:table-cell>
          <table:table-cell table:style-name="ce14" office:value-type="string">
            <text:p>工长</text:p>
          </table:table-cell>
          <table:table-cell table:style-name="ce12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2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Work leader</text:p>
          </table:table-cell>
          <table:table-cell table:style-name="ce13" office:value-type="string">
            <text:p>Manage work leader</text:p>
          </table:table-cell>
          <table:table-cell table:style-name="ce15" office:value-type="string">
            <text:p>管理工长</text:p>
          </table:table-cell>
          <table:table-cell table:style-name="ce13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3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Work leader payment</text:p>
          </table:table-cell>
          <table:table-cell table:style-name="ce14" office:value-type="string">
            <text:p>工长付款</text:p>
          </table:table-cell>
          <table:table-cell table:style-name="ce12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2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Work leader payment</text:p>
          </table:table-cell>
          <table:table-cell table:style-name="ce13" office:value-type="string">
            <text:p>Manage work leader payment</text:p>
          </table:table-cell>
          <table:table-cell table:style-name="ce15" office:value-type="string">
            <text:p>管理工长付款</text:p>
          </table:table-cell>
          <table:table-cell table:style-name="ce13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3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ccount</text:p>
          </table:table-cell>
          <table:table-cell table:style-name="ce14" office:value-type="string">
            <text:p>顾客帐户</text:p>
          </table:table-cell>
          <table:table-cell table:style-name="ce12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2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Account</text:p>
          </table:table-cell>
          <table:table-cell table:style-name="ce13" office:value-type="string">
            <text:p>Add money to customer account</text:p>
          </table:table-cell>
          <table:table-cell table:style-name="ce15" office:value-type="string">
            <text:p>加顾客金</text:p>
          </table:table-cell>
          <table:table-cell table:style-name="ce13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3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2" office:value-type="string">
            <text:p>Account</text:p>
          </table:table-cell>
          <table:table-cell table:style-name="ce17" office:value-type="string">
            <text:p>顾客帐户</text:p>
          </table:table-cell>
          <table:table-cell table:style-name="ce12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2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ccount</text:p>
          </table:table-cell>
          <table:table-cell table:style-name="ce13" office:value-type="string">
            <text:p>Add money to customer account</text:p>
          </table:table-cell>
          <table:table-cell table:style-name="ce16" office:value-type="string">
            <text:p>给顾客帐户充值</text:p>
          </table:table-cell>
          <table:table-cell table:style-name="ce13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3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138in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11/01/2012</text:date>, <text:time>17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1T17:02:39.37</dc:date>
    <meta:editing-duration>PT19H14M20S</meta:editing-duration>
    <meta:editing-cycles>18</meta:editing-cycles>
    <meta:generator>OpenOffice.org/3.4.1$Win32 OpenOffice.org_project/341m1$Build-9593</meta:generator>
    <meta:document-statistic meta:table-count="3" meta:cell-count="1856" meta:object-count="1"/>
  </office:meta>
</office:document-meta>
</file>